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fo:language="ru" fo:country="RU" style:font-size-asian="14pt" style:font-size-complex="14pt"/>
    </style:style>
    <style:style style:name="P3" style:family="paragraph" style:parent-style-name="Standard">
      <style:text-properties fo:language="ru" fo:country="RU"/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Статическая и динамическая IPv6-адресация в IOS</text:p>
      <text:p text:style-name="P3"/>
      <text:p text:style-name="P2"><text:tab/>На маршрутизаторах и коммутаторах Cisco IPv6-возможности по умолчанию находятся в административно выключенном состоянии.</text:p>
      <text:p text:style-name="P2"><text:tab/>Для административного включения на сетевом интерфейсе IPv6 и</text:p>
      <text:p text:style-name="P2">автоматической генерации адреса Link-local Unicast используют команду ipv6 enable.</text:p>
      <text:p text:style-name="P2"><text:tab/>Как альтернатива, позволяющая вдобавок задействовать возможности ND, выступает команда <text:span text:style-name="T1">ipv6 address autoconfig</text:span>. Для присвоения сетевому интерфейсу адреса Unique Local Unicast либо Global Unicast, и тем самым активации на нем IPv6, используют команду ipv6 address. После ввода первого такого адреса автоматически генерируется и адрес Link-local Unicast (если до этого адреса Link-local Unicast не было).</text:p>
      <text:p text:style-name="P2"><text:tab/>Вариант с аргументом eui-64 позволяет автоматически сгенерировать</text:p>
      <text:p text:style-name="P2">соответствующее значение интерфейсной части адреса.</text:p>
      <text:p text:style-name="P2"><text:tab/>Вариант с аргументом link-local позволяет заменить автоматически</text:p>
      <text:p text:style-name="P2">сгенерированный адрес Link-local Unicast (множество адресов Link-local Unicast одного сетевого интерфейса не поддерживается).</text:p>
      <text:p text:style-name="P2"><text:tab/>Вариант с аргументом anycast позволяет добавить соответственно</text:p>
      <text:p text:style-name="P2">эникаст-адрес.</text:p>
      <text:p text:style-name="P2"><text:tab/>При вводе адресов можно использовать заранее подготовленные именованные префиксы, которые создают с помощью команды ipv6 general-prefix.</text:p>
      <text:p text:style-name="P2"><text:tab/>Для работы с мультикаст-группами используют различные варианты команды ipv6 mld, например <text:span text:style-name="T1">ipv6 mld join-group</text:span>.</text:p>
      <text:p text:style-name="P2"><text:tab/>Шестнадцатеричные цифры в IPv6-адресах при выводе на экран и при переносе в конфигурационные файлы приводятся к верхнему регистру.</text:p>
      <text:p text:style-name="P2">Для вывода на экран IPv6-информации о сетевом интерфейсе (в том числе</text:p>
      <text:p text:style-name="P2">информации о ND) используют команду <text:span text:style-name="T1">show ipv6 interface</text:span>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5:35:39.645227671</meta:creation-date>
    <dc:date>2023-05-13T15:38:14.380884506</dc:date>
    <meta:editing-duration>PT2M35S</meta:editing-duration>
    <meta:editing-cycles>1</meta:editing-cycles>
    <meta:document-statistic meta:table-count="0" meta:image-count="0" meta:object-count="0" meta:page-count="1" meta:paragraph-count="16" meta:word-count="196" meta:character-count="1602" meta:non-whitespace-character-count="1413"/>
    <meta:generator>LibreOffice/7.3.7.2$Linux_X86_64 LibreOffice_project/30$Build-2</meta:generator>
  </office:meta>
</office:document-meta>
</file>